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0e62" officeooo:paragraph-rsid="000f0e62"/>
    </style:style>
    <style:style style:name="P2" style:family="paragraph" style:parent-style-name="Standard">
      <style:text-properties officeooo:rsid="0010b6e3" officeooo:paragraph-rsid="0010b6e3"/>
    </style:style>
    <style:style style:name="P3" style:family="paragraph" style:parent-style-name="Standard">
      <style:text-properties officeooo:rsid="001201ab" officeooo:paragraph-rsid="0010b6e3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10b6e3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>
        <text:changed-region xml:id="ct2117964115808" text:id="ct2117964115808">
          <text:insertion>
            <office:change-info>
              <dc:creator>Author1</dc:creator>
              <dc:date>1970-01-01Z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dqsf<office:annotation loext:resolved="false"><dc:creator>Author2</dc:creator><meta:creator-initials>3</meta:creator-initials><text:p text:style-name="P4"><text:span text:style-name="T2">fqsffs</text:span></text:p></office:annotation>s<text:span text:style-name="T1">zrz</text:span></text:p>
      <text:p text:style-name="P1"/>
      <text:p text:style-name="P2">zr</text:p>
      <text:p text:style-name="P2">zr</text:p>
      <text:p text:style-name="P3"><text:change-start text:change-id="ct2117964115808"/>dggdgdg<text:change-end text:change-id="ct211796411580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3T15:00:29.355000000</meta:creation-date>
    <meta:editing-duration>P0D</meta:editing-duration>
    <meta:editing-cycles>1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4" meta:word-count="4" meta:character-count="20" meta:non-whitespace-character-count="20"/>
  </office:meta>
</office:document-meta>
</file>